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E0000028BF00121C6EEBBB675.png" manifest:media-type="image/png"/>
  <manifest:file-entry manifest:full-path="Pictures/100000000000032000000127B33D0F022D70CE48.png" manifest:media-type="image/png"/>
  <manifest:file-entry manifest:full-path="Pictures/100000000000032000000127D84566FC2CFBC933.png" manifest:media-type="image/png"/>
  <manifest:file-entry manifest:full-path="Pictures/10000000000004000000024AC06E89D27BCA4A88.png" manifest:media-type="image/png"/>
  <manifest:file-entry manifest:full-path="Pictures/100000000000023A0000014D31944E45B0B1491E.png" manifest:media-type="image/png"/>
  <manifest:file-entry manifest:full-path="Pictures/100000000000023A0000014DF27FC674D1263065.png" manifest:media-type="image/png"/>
  <manifest:file-entry manifest:full-path="Pictures/10000001000001950000024E12FAC06A8EDA4BFD.png" manifest:media-type="image/png"/>
  <manifest:file-entry manifest:full-path="Pictures/10000000000002020000010A62A68FED98BA55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Cucumber Feature</text:span></text:p>
          </draw:text-box>
        </draw:frame>
        <draw:frame draw:style-name="gr1" draw:text-style-name="P2" draw:layer="layout" svg:width="21.168cm" svg:height="7.805cm" svg:x="3.475cm" svg:y="3.989cm">
          <draw:image xlink:href="Pictures/100000000000032000000127D84566FC2CFBC9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"><text:span text:style-name="T1">Cucumber Feature</text:span></text:p>
          </draw:text-box>
        </draw:frame>
        <draw:frame draw:style-name="gr1" draw:text-style-name="P2" draw:layer="layout" svg:width="21.168cm" svg:height="7.805cm" svg:x="3.475cm" svg:y="3.989cm">
          <draw:image xlink:href="Pictures/100000000000032000000127B33D0F022D70CE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2"><text:span text:style-name="T1">Cucumber Code</text:span></text:p>
          </draw:text-box>
        </draw:frame>
        <draw:frame draw:style-name="gr1" draw:text-style-name="P2" draw:layer="layout" svg:width="21.892cm" svg:height="12.527cm" svg:x="1.603cm" svg:y="3.223cm">
          <draw:image xlink:href="Pictures/10000000000004000000024AC06E89D27BCA4A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Karate Feature</text:span></text:p>
          </draw:text-box>
        </draw:frame>
        <draw:frame draw:style-name="gr1" draw:text-style-name="P2" draw:layer="layout" svg:width="15.082cm" svg:height="8.81cm" svg:x="6.518cm" svg:y="3.487cm">
          <draw:image xlink:href="Pictures/100000000000023A0000014D31944E45B0B149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Karate Feature</text:span></text:p>
          </draw:text-box>
        </draw:frame>
        <draw:frame draw:style-name="gr1" draw:text-style-name="P2" draw:layer="layout" svg:width="15.082cm" svg:height="8.81cm" svg:x="6.518cm" svg:y="3.487cm">
          <draw:image xlink:href="Pictures/100000000000023A0000014DF27FC674D126306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Karate Code</text:span></text:p>
          </draw:text-box>
        </draw:frame>
        <draw:frame draw:style-name="gr1" draw:text-style-name="P2" draw:layer="layout" svg:width="7.667cm" svg:height="11.17cm" svg:x="2.995cm" svg:y="3.257cm">
          <draw:image xlink:href="Pictures/10000001000001950000024E12FAC06A8EDA4BF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Karate UI Feature</text:span></text:p>
          </draw:text-box>
        </draw:frame>
        <draw:frame draw:style-name="gr1" draw:text-style-name="P2" draw:layer="layout" svg:width="13.604cm" svg:height="7.039cm" svg:x="3.81cm" svg:y="4.391cm">
          <draw:image xlink:href="Pictures/10000000000002020000010A62A68FED98BA550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Karate UI code</text:span></text:p>
          </draw:text-box>
        </draw:frame>
        <draw:frame draw:style-name="gr1" draw:text-style-name="P2" draw:layer="layout" svg:width="7.43cm" svg:height="11.685cm" svg:x="1.27cm" svg:y="1.65cm">
          <draw:image xlink:href="Pictures/100000000000019E0000028BF00121C6EEBBB67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6T19:42:32.292000000</meta:creation-date>
    <dc:date>2023-02-16T20:30:47.577000000</dc:date>
    <meta:editing-duration>PT48M15S</meta:editing-duration>
    <meta:editing-cycles>5</meta:editing-cycles>
    <meta:generator>LibreOffice/7.4.1.2$Windows_X86_64 LibreOffice_project/3c58a8f3a960df8bc8fd77b461821e42c061c5f0</meta:generator>
    <meta:document-statistic meta:object-count="53"/>
  </office:meta>
</office:document-meta>
</file>